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paragraph-properties fo:margin-top="0in" fo:margin-bottom="0in" style:contextual-spacing="false"/>
      <style:text-properties officeooo:rsid="0639b00d" officeooo:paragraph-rsid="0639b00d"/>
    </style:style>
    <style:style style:name="P5" style:family="paragraph" style:parent-style-name="Text_20_body">
      <style:paragraph-properties fo:margin-top="0in" fo:margin-bottom="0in" style:contextual-spacing="false"/>
      <style:text-properties style:font-name="David CLM" officeooo:rsid="063da490" officeooo:paragraph-rsid="063da490" style:font-name-complex="David CLM"/>
    </style:style>
    <style:style style:name="P6" style:family="paragraph" style:parent-style-name="Text_20_body">
      <style:paragraph-properties fo:margin-top="0in" fo:margin-bottom="0in" style:contextual-spacing="false"/>
      <style:text-properties style:font-name="David CLM" officeooo:rsid="063da490" officeooo:paragraph-rsid="06411134" style:font-name-complex="David CLM"/>
    </style:style>
    <style:style style:name="P7" style:family="paragraph" style:parent-style-name="Text_20_body">
      <style:paragraph-properties fo:margin-top="0in" fo:margin-bottom="0in" style:contextual-spacing="false"/>
      <style:text-properties style:font-name="David CLM" officeooo:rsid="063da490" officeooo:paragraph-rsid="064205f2" style:font-name-complex="David CLM"/>
    </style:style>
    <style:style style:name="P8" style:family="paragraph" style:parent-style-name="Text_20_body">
      <style:paragraph-properties fo:margin-top="0.1189in" fo:margin-bottom="0.2161in" style:contextual-spacing="false"/>
      <style:text-properties style:font-name="David CLM" officeooo:rsid="06621d46" officeooo:paragraph-rsid="0664a411" style:font-name-complex="David CLM"/>
    </style:style>
    <style:style style:name="P9" style:family="paragraph" style:parent-style-name="Text_20_body">
      <style:paragraph-properties fo:margin-top="0in" fo:margin-bottom="0in" style:contextual-spacing="false"/>
      <style:text-properties style:font-name="David CLM" officeooo:rsid="05735d0c" officeooo:paragraph-rsid="0663eec0" style:font-name-complex="Liberation Sans"/>
    </style:style>
    <style:style style:name="P10" style:family="paragraph" style:parent-style-name="Heading_20_2">
      <style:paragraph-properties fo:margin-top="0in" fo:margin-bottom="0in" style:contextual-spacing="false"/>
      <style:text-properties style:font-name="David CLM" officeooo:rsid="05735d0c" officeooo:paragraph-rsid="0663eec0" style:font-name-complex="Liberation Sans"/>
    </style:style>
    <style:style style:name="P11" style:family="paragraph" style:parent-style-name="Heading_20_2">
      <style:paragraph-properties fo:margin-top="0in" fo:margin-bottom="0in" style:contextual-spacing="false"/>
      <style:text-properties officeooo:paragraph-rsid="0664a411"/>
    </style:style>
    <style:style style:name="P12" style:family="paragraph" style:parent-style-name="Heading_20_2">
      <style:text-properties officeooo:rsid="05735d0c" officeooo:paragraph-rsid="0608ccd7" style:font-name-complex="Liberation Sans"/>
    </style:style>
    <style:style style:name="P13" style:family="paragraph" style:parent-style-name="Text_20_body">
      <style:paragraph-properties fo:margin-top="0.0791in" fo:margin-bottom="0.1764in" style:contextual-spacing="false"/>
      <style:text-properties officeooo:rsid="065cfff8" officeooo:paragraph-rsid="0663eec0"/>
    </style:style>
    <style:style style:name="P14" style:family="paragraph" style:parent-style-name="Text_20_body">
      <style:paragraph-properties fo:margin-top="0.0791in" fo:margin-bottom="0.1764in" style:contextual-spacing="false"/>
      <style:text-properties officeooo:rsid="065fdf7e" officeooo:paragraph-rsid="0663eec0"/>
    </style:style>
    <style:style style:name="P15" style:family="paragraph" style:parent-style-name="Text_20_body">
      <style:paragraph-properties fo:margin-top="0.0791in" fo:margin-bottom="0.1764in" style:contextual-spacing="false"/>
      <style:text-properties officeooo:rsid="06587cfd" officeooo:paragraph-rsid="0663eec0"/>
    </style:style>
    <style:style style:name="P16" style:family="paragraph" style:parent-style-name="Heading_20_2">
      <style:text-properties fo:font-weight="normal" officeooo:paragraph-rsid="066795e7" style:font-weight-asian="normal" style:font-weight-complex="normal"/>
    </style:style>
    <style:style style:name="P17" style:family="paragraph" style:parent-style-name="Text_20_body">
      <style:paragraph-properties fo:margin-top="0.1189in" fo:margin-bottom="0.2161in" style:contextual-spacing="false"/>
      <style:text-properties style:text-position="sub 58%" style:font-name="Liberation Sans" fo:font-size="8pt" fo:font-weight="normal" officeooo:rsid="0657b1f5" officeooo:paragraph-rsid="0664a411" style:font-size-asian="8pt" style:font-weight-asian="normal" style:font-name-complex="Liberation Sans" style:font-size-complex="8pt" style:font-weight-complex="normal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1d2968b" officeooo:paragraph-rsid="066795e7"/>
    </style:style>
    <style:style style:name="P19" style:family="paragraph" style:parent-style-name="Text_20_body">
      <style:paragraph-properties fo:text-align="end" style:justify-single-word="false" style:writing-mode="rl-tb"/>
      <style:text-properties officeooo:paragraph-rsid="066795e7"/>
    </style:style>
    <style:style style:name="P20" style:family="paragraph" style:parent-style-name="Heading_20_1">
      <style:paragraph-properties fo:line-height="100%"/>
      <style:text-properties officeooo:rsid="04af6545" officeooo:paragraph-rsid="04af6545"/>
    </style:style>
    <style:style style:name="P21" style:family="paragraph" style:parent-style-name="Heading_20_2">
      <style:text-properties style:text-position="0% 100%" style:font-name="Monospace" officeooo:rsid="0694787f" officeooo:paragraph-rsid="06682357" style:font-size-asian="10.5pt" style:font-name-complex="David CLM1" style:font-weight-complex="normal"/>
    </style:style>
    <style:style style:name="P22" style:family="paragraph" style:parent-style-name="Heading_20_2">
      <style:text-properties officeooo:paragraph-rsid="06682357"/>
    </style:style>
    <style:style style:name="P23" style:family="paragraph" style:parent-style-name="Text_20_body" style:list-style-name="L1">
      <style:paragraph-properties fo:margin-top="0in" fo:margin-bottom="0in" style:contextual-spacing="false"/>
      <style:text-properties officeooo:paragraph-rsid="0639b00d"/>
    </style:style>
    <style:style style:name="P24" style:family="paragraph" style:parent-style-name="Text_20_body" style:list-style-name="L1">
      <style:paragraph-properties fo:margin-top="0in" fo:margin-bottom="0in" style:contextual-spacing="false"/>
      <style:text-properties officeooo:rsid="0639b00d" officeooo:paragraph-rsid="0639b00d"/>
    </style:style>
    <style:style style:name="P25" style:family="paragraph" style:parent-style-name="Text_20_body" style:list-style-name="L1">
      <style:paragraph-properties fo:margin-top="0in" fo:margin-bottom="0in" style:contextual-spacing="false"/>
      <style:text-properties style:font-name="David CLM" officeooo:rsid="063a92d6" officeooo:paragraph-rsid="063a92d6" style:font-name-complex="David CLM"/>
    </style:style>
    <style:style style:name="P26" style:family="paragraph" style:parent-style-name="Text_20_body" style:list-style-name="L2">
      <style:paragraph-properties fo:text-align="end" style:justify-single-word="false" style:writing-mode="rl-tb"/>
      <style:text-properties officeooo:rsid="01d49a72" officeooo:paragraph-rsid="066795e7"/>
    </style:style>
    <style:style style:name="P27" style:family="paragraph" style:parent-style-name="Text_20_body" style:list-style-name="L2">
      <style:paragraph-properties fo:text-align="end" style:justify-single-word="false" style:writing-mode="rl-tb"/>
      <style:text-properties officeooo:rsid="01f42644" officeooo:paragraph-rsid="066795e7"/>
    </style:style>
    <style:style style:name="P28" style:family="paragraph" style:parent-style-name="Text_20_body" style:list-style-name="L2">
      <style:paragraph-properties fo:text-align="end" style:justify-single-word="false" style:writing-mode="rl-tb"/>
      <style:text-properties officeooo:rsid="01f3c389" officeooo:paragraph-rsid="066795e7"/>
    </style:style>
    <style:style style:name="P29" style:family="paragraph" style:parent-style-name="Text_20_body" style:list-style-name="L3">
      <style:paragraph-properties fo:text-align="end" style:justify-single-word="false" style:writing-mode="rl-tb"/>
      <style:text-properties officeooo:paragraph-rsid="066795e7"/>
    </style:style>
    <style:style style:name="P30" style:family="paragraph" style:parent-style-name="Text_20_body" style:list-style-name="L3">
      <style:paragraph-properties fo:text-align="end" style:justify-single-word="false" style:writing-mode="rl-tb"/>
      <style:text-properties officeooo:rsid="01ed2a13" officeooo:paragraph-rsid="066795e7"/>
    </style:style>
    <style:style style:name="P31" style:family="paragraph" style:parent-style-name="Text_20_body">
      <style:paragraph-properties fo:margin-top="0.1189in" fo:margin-bottom="0.2161in" style:contextual-spacing="false" fo:text-align="end" style:justify-single-word="false" style:writing-mode="rl-tb"/>
      <style:text-properties style:text-position="sub 58%" style:font-name="Liberation Sans" fo:font-size="8pt" fo:font-weight="normal" officeooo:rsid="01ed2a13" officeooo:paragraph-rsid="066795e7" style:font-size-asian="8pt" style:font-weight-asian="normal" style:font-name-complex="Liberation Sans" style:font-size-complex="8pt" style:font-weight-complex="normal"/>
    </style:style>
    <style:style style:name="P32" style:family="paragraph" style:parent-style-name="Text_20_body">
      <style:paragraph-properties fo:line-height="100%"/>
      <style:text-properties style:font-name="Monospace" officeooo:rsid="069f2fb2" officeooo:paragraph-rsid="06682357" style:font-size-asian="10.5pt" style:font-name-complex="David CLM1" style:font-weight-complex="normal"/>
    </style:style>
    <style:style style:name="P33" style:family="paragraph" style:parent-style-name="Text_20_body">
      <style:paragraph-properties fo:line-height="100%" fo:text-align="start" style:justify-single-word="false" style:writing-mode="lr-tb"/>
      <style:text-properties style:font-name="Monospace" officeooo:rsid="0696a3d1" officeooo:paragraph-rsid="06682357" style:font-size-asian="10.5pt" style:font-name-complex="David CLM1" style:font-weight-complex="normal"/>
    </style:style>
    <style:style style:name="P34" style:family="paragraph" style:parent-style-name="Text_20_body">
      <style:paragraph-properties fo:line-height="100%"/>
      <style:text-properties style:font-name="Monospace" officeooo:rsid="0696a3d1" officeooo:paragraph-rsid="06682357" style:font-size-asian="10.5pt" style:font-name-complex="David CLM1" style:font-weight-complex="normal"/>
    </style:style>
    <style:style style:name="P35" style:family="paragraph" style:parent-style-name="Text_20_body">
      <style:paragraph-properties fo:line-height="100%" fo:text-align="start" style:justify-single-word="false" style:writing-mode="lr-tb"/>
      <style:text-properties style:font-name="Monospace" officeooo:rsid="0699e029" officeooo:paragraph-rsid="06682357" style:font-size-asian="10.5pt" style:font-name-complex="David CLM1" style:font-weight-complex="normal"/>
    </style:style>
    <style:style style:name="P36" style:family="paragraph" style:parent-style-name="Text_20_body">
      <style:paragraph-properties fo:line-height="100%" fo:text-align="start" style:justify-single-word="false" style:writing-mode="lr-tb"/>
      <style:text-properties officeooo:paragraph-rsid="06682357"/>
    </style:style>
    <style:style style:name="P37" style:family="paragraph" style:parent-style-name="Text_20_body">
      <style:paragraph-properties fo:line-height="100%" fo:text-align="end" style:justify-single-word="false" style:writing-mode="rl-tb"/>
      <style:text-properties officeooo:paragraph-rsid="06682357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39b00d"/>
    </style:style>
    <style:style style:name="T5" style:family="text">
      <style:text-properties style:text-position="sub 58%" fo:font-weight="normal" officeooo:rsid="0639b00d" style:font-weight-asian="normal" style:font-weight-complex="normal"/>
    </style:style>
    <style:style style:name="T6" style:family="text">
      <style:text-properties style:text-position="sub 58%" style:font-name="Liberation Sans" fo:font-weight="normal" officeooo:rsid="0639b00d" style:font-weight-asian="normal" style:font-name-complex="Liberation Sans" style:font-weight-complex="normal"/>
    </style:style>
    <style:style style:name="T7" style:family="text">
      <style:text-properties style:font-name="Liberation Sans"/>
    </style:style>
    <style:style style:name="T8" style:family="text">
      <style:text-properties style:font-name="Liberation Sans" style:font-name-complex="Liberation Sans"/>
    </style:style>
    <style:style style:name="T9" style:family="text">
      <style:text-properties style:font-name="Liberation Sans" officeooo:rsid="0639b00d" style:font-name-complex="Liberation Sans"/>
    </style:style>
    <style:style style:name="T10" style:family="text">
      <style:text-properties style:font-name="Liberation Sans" officeooo:rsid="065ae7f4" style:font-name-complex="Liberation Sans"/>
    </style:style>
    <style:style style:name="T11" style:family="text">
      <style:text-properties officeooo:rsid="063c1717"/>
    </style:style>
    <style:style style:name="T12" style:family="text">
      <style:text-properties officeooo:rsid="063d6f21"/>
    </style:style>
    <style:style style:name="T13" style:family="text">
      <style:text-properties officeooo:rsid="06411134"/>
    </style:style>
    <style:style style:name="T14" style:family="text">
      <style:text-properties officeooo:rsid="064205f2"/>
    </style:style>
    <style:style style:name="T15" style:family="text">
      <style:text-properties officeooo:rsid="0659fff2"/>
    </style:style>
    <style:style style:name="T16" style:family="text">
      <style:text-properties officeooo:rsid="065cfff8"/>
    </style:style>
    <style:style style:name="T17" style:family="text">
      <style:text-properties fo:font-style="italic" officeooo:rsid="064205f2" style:font-style-asian="italic" style:font-style-complex="italic"/>
    </style:style>
    <style:style style:name="T18" style:family="text">
      <style:text-properties officeooo:rsid="065fdf7e"/>
    </style:style>
    <style:style style:name="T19" style:family="text">
      <style:text-properties officeooo:rsid="066187f6"/>
    </style:style>
    <style:style style:name="T20" style:family="text">
      <style:text-properties style:font-name="David CLM" officeooo:rsid="05735d0c" style:font-name-complex="Liberation Sans"/>
    </style:style>
    <style:style style:name="T21" style:family="text">
      <style:text-properties style:font-name="David CLM" officeooo:rsid="06621d46" style:font-name-complex="Liberation Sans"/>
    </style:style>
    <style:style style:name="T22" style:family="text">
      <style:text-properties fo:color="#000000" loext:opacity="100%" style:font-name="David CLM" fo:font-size="12pt" fo:font-style="normal" fo:font-weight="normal" officeooo:rsid="06653b63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3" style:family="text">
      <style:text-properties fo:color="#000000" loext:opacity="100%" style:font-name="Monospace" fo:font-size="12pt" fo:language="en" fo:country="US" fo:font-style="normal" officeooo:rsid="0680c1f5" style:font-name-asian="Noto Sans CJK SC Regular" style:font-size-asian="12pt" style:font-style-asian="normal" style:font-name-complex="Nachlieli CLM2" style:font-size-complex="16pt" style:font-style-complex="normal"/>
    </style:style>
    <style:style style:name="T24" style:family="text">
      <style:text-properties fo:color="#000000" loext:opacity="100%"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5" style:family="text">
      <style:text-properties fo:color="#000000" loext:opacity="100%" style:font-name="Monospace" fo:font-size="12pt" fo:font-style="normal" fo:font-weight="normal" officeooo:rsid="0694787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6" style:family="text">
      <style:text-properties fo:color="#000000" loext:opacity="100%" style:font-name="Monospace" fo:font-size="12pt" fo:font-style="normal" fo:font-weight="normal" officeooo:rsid="0696a3d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7" style:family="text">
      <style:text-properties fo:color="#000000" loext:opacity="100%" style:font-name="Monospace" fo:font-size="12pt" fo:font-style="normal" fo:font-weight="normal" officeooo:rsid="069f2fb2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8" style:family="text">
      <style:text-properties officeooo:rsid="042f394f"/>
    </style:style>
    <style:style style:name="T29" style:family="text">
      <style:text-properties officeooo:rsid="01d42879"/>
    </style:style>
    <style:style style:name="T30" style:family="text">
      <style:text-properties officeooo:rsid="01d44441"/>
    </style:style>
    <style:style style:name="T31" style:family="text">
      <style:text-properties officeooo:rsid="01f53650"/>
    </style:style>
    <style:style style:name="T32" style:family="text">
      <style:text-properties officeooo:rsid="01f59db7"/>
    </style:style>
    <style:style style:name="T33" style:family="text">
      <style:text-properties officeooo:rsid="01d65059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1d65059" style:font-weight-asian="normal" style:font-weight-complex="normal"/>
    </style:style>
    <style:style style:name="T36" style:family="text">
      <style:text-properties officeooo:rsid="01d7a87d"/>
    </style:style>
    <style:style style:name="T37" style:family="text">
      <style:text-properties officeooo:rsid="01ec191f"/>
    </style:style>
    <style:style style:name="T38" style:family="text">
      <style:text-properties officeooo:rsid="01f7c7d9"/>
    </style:style>
    <style:style style:name="T39" style:family="text">
      <style:text-properties style:font-name="Monospace" officeooo:rsid="0696a3d1" style:font-size-asian="10.5pt" style:font-name-complex="David CLM1" style:font-weight-complex="normal"/>
    </style:style>
    <style:style style:name="T40" style:family="text">
      <style:text-properties style:font-name="Monospace" officeooo:rsid="06975e86" style:font-size-asian="10.5pt" style:font-name-complex="David CLM1" style:font-weight-complex="normal"/>
    </style:style>
    <style:style style:name="T41" style:family="text">
      <style:text-properties style:font-name="Monospace" officeooo:rsid="0697a69f" style:font-size-asian="10.5pt" style:font-name-complex="David CLM1" style:font-weight-complex="normal"/>
    </style:style>
    <style:style style:name="T42" style:family="text">
      <style:text-properties style:font-name="Monospace" officeooo:rsid="0697c26e" style:font-size-asian="10.5pt" style:font-name-complex="David CLM1" style:font-weight-complex="normal"/>
    </style:style>
    <style:style style:name="T43" style:family="text">
      <style:text-properties style:font-name="Monospace" officeooo:rsid="069941ba" style:font-size-asian="10.5pt" style:font-name-complex="David CLM1" style:font-weight-complex="normal"/>
    </style:style>
    <style:style style:name="T44" style:family="text">
      <style:text-properties style:font-name="Monospace" officeooo:rsid="0699e029" style:font-size-asian="10.5pt" style:font-name-complex="David CLM1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span text:style-name="T1">מטלה</text:span> –<text:span text:style-name="T2"> תקציב השתתפותי</text:span></text:h>
      <text:p text:style-name="P3">יש לענות על שאלה אחת לבחירתכם.</text:p>
      <text:p text:style-name="P12">שאלה <text:span text:style-name="T3">1: הקמת בתי-ספר באופן פרופורציונלי</text:span></text:p>
      <text:p text:style-name="P4">האוכלוסיה בעיר מסויימת בנויה באופן הבא:</text:p>
      <text:list text:style-name="L1">
        <text:list-item>
          <text:p text:style-name="P24">יש n אזרחים בסה"כ, המחולקים לכמה מגזרים.</text:p>
        </text:list-item>
        <text:list-item>
          <text:p text:style-name="P23"><text:span text:style-name="T4">בכל מגזר i, מספר האזרחים הוא r</text:span><text:span text:style-name="T5">i</text:span><text:span text:style-name="T4">*n, כאשר r</text:span><text:span text:style-name="T5">i</text:span><text:span text:style-name="T4"> הוא מספר בין 0 ל-1 (השיעור היחסי של המגזר באוכלוסיה). קבוצות האזרחים בכל מגזר לא חופפות.</text:span></text:p>
        </text:list-item>
        <text:list-item>
          <text:p text:style-name="P25">כל מגזר רוצה שיקימו עבורו <text:span text:style-name="T7">B</text:span> בתי-ספר; <text:span text:style-name="T12">קבוצות בתי-הספר של המגזרים השונים לא חופפות.</text:span></text:p>
        </text:list-item>
        <text:list-item>
          <text:p text:style-name="P25">כמות הכסף בקופת העיר מספיקה להקמת <text:span text:style-name="T7">B</text:span> בתי-ספר <text:span text:style-name="T11">בלבד.</text:span></text:p>
        </text:list-item>
      </text:list>
      <text:p text:style-name="P5"/>
      <text:p text:style-name="P6">א. כיתבו <text:span text:style-name="T15">נוסחה</text:span> המתאר<text:span text:style-name="T15">ת</text:span> את כמות בתי-הספר של מגזר i שיתוקצבו ע"י אלגוריתם עזיז-לי-טלמון, כפונקציה של הפרמטרים: <text:s text:c="2"/><text:span text:style-name="T8"><text:s/>B</text:span><text:span text:style-name="T10"> <text:s/>, </text:span><text:span text:style-name="T8"><text:s text:c="2"/></text:span><text:span text:style-name="T9">r</text:span><text:span text:style-name="T6">i..</text:span></text:p>
      <text:p text:style-name="P6"/>
      <text:p text:style-name="P7"><text:span text:style-name="T13">ב</text:span>. <text:span text:style-name="T14">באילו תנאים (על </text:span><text:span text:style-name="T17">r</text:span><text:span text:style-name="T5">i</text:span><text:span text:style-name="T14">) האלגוריתם של עזיז-לי-טלמון מנצל את כל התקציב ללא שארית?</text:span></text:p>
      <text:p text:style-name="P9"/>
      <text:p text:style-name="P10">שאלה <text:span text:style-name="T16">4: פריטים רציפים</text:span></text:p>
      <text:p text:style-name="P13">האלגוריתם שלמדנו בהרצאה מניח שהפריטים בתקציב הם בדידים – כל אחד מהם מתוקצב במלואו, או לא מתוקצב בכלל. <text:s/><text:span text:style-name="T18">בשאלה זו נניח שהפריטים הם רציפים – אפשר להחליט, לגבי כל פריט, איזה אחוז מהפריט לתקצב (לדוגמה, אם הפריט הוא "הוספת שעות-פעילות לספריה הציבורית", והעלות היא 1000 להוספת 10 שעות, אז אפשר להוסיף נניח רק 3 שעות והעלות תהיה 3).</text:span></text:p>
      <text:p text:style-name="P14">א. תארו אלגוריתם פשוט מאד המשיג תקציב פרופורציונלי-חזק.</text:p>
      <text:p text:style-name="P15"><text:span text:style-name="T18">ב</text:span>. האם האלגוריתם יעיל פארטו? הוכיחו או הביאו דוגמה נגדית.</text:p>
      <text:p text:style-name="P15"><text:span text:style-name="T19">ג</text:span>. האם האלגוריתם <text:span text:style-name="T19">מגלה-אמת</text:span>? הוכיחו או הביאו דוגמה נגדית.</text:p>
      <text:p text:style-name="P15"/>
      <text:p text:style-name="P11"><text:span text:style-name="T20">שאלה </text:span><text:span text:style-name="T22">5</text:span><text:span text:style-name="T21">: תיכנון מערכת לחלוקה הוגנת של זמן</text:span></text:p>
      <text:p text:style-name="P8">מר חַכִּי נבחר, לראשונה בחייו, לכנסת ישראל. הוא מתרגש מאד, ורוצה לנצל את זמנו בצורה הטובה ביותר לטובת הבוחרים שלו. הבוחרים שלו מעלים הרבה נושאים שצריך לטפל בהם (להעביר/לבטל חוקים, להעביר/לבטל נושאים בוועדות, וכו'…). כיוון שהזמן שלו מוגבל, הוא מבקש מכם לעזור לו להחליט, איך לחלק את זמנו בין הנושאים השונים – באיזה נושאים לטפל, ואיזה להשאיר לקדנציה הבאה. <text:s/>הניחו שכל נושא דורש זמן ידוע וקבוע מראש, למשל: כדי להכין הצעת חוק מסויימת דרושים 3 ימים, כדי להכין שאילתא מסויימת דרוש יום אחד, וכד'.</text:p>
      <text:p text:style-name="P8"><text:soft-page-break/>תכננו אפליקציית אינטרנט שתעזור למר חַכִּי לחלק את זמנו בצורה הוגנת בין הנושאים השונים. תארו את הקלט למערכת (אפשר ע"י ציורי מסך), איך תפעל המערכת, ואיך ייראה הפלט שלה.</text:p>
      <text:p text:style-name="P17"/>
      <text:p text:style-name="P16">שאלה <text:span text:style-name="T23">4:</text:span> <text:span text:style-name="T28">מערכת לתיאום תרומות לעמותות</text:span></text:p>
      <text:p text:style-name="P18">במדינה מסויימת יש 100 עמותות. כל אזרח במדינה תומך בחלק מהעמותות האלו אך לא בכולן. <text:span text:style-name="T29">כל אזרח במדינה מעוניין לתרום סכום-כסף כלשהו </text:span>לעמותות שהוא תומך בהן <text:span text:style-name="T29">בלבד. סכום התרומה הרצוי משתנה מאזרח לאזרח.</text:span> רמת השמחה של כל אזרח במדינה שווה לסכום הכולל של תרומות הניתנות לעמותות שהוא תומך בהן <text:span text:style-name="T30">(מכל התורמים יחד)</text:span>.</text:p>
      <text:p text:style-name="P18">עליכם לתכנן מערכת <text:span text:style-name="T30">שתתאם את התרומות של האזרחים השונים, בהתאם לדרישות הבאות:</text:span></text:p>
      <text:list text:style-name="L2">
        <text:list-item>
          <text:p text:style-name="P26">רמת השמחה של כל אזרח המשתתף במערכת היא גדולה לפחות כמו רמת השמחה שלו אילו לא היה משתתף.</text:p>
        </text:list-item>
        <text:list-item>
          <text:p text:style-name="P27">האלגוריתם מעודד כל אזרח לגלות את <text:span text:style-name="T31">הרשימה המדוייקת של </text:span>העמותות שהוא תומך בהן.</text:p>
        </text:list-item>
        <text:list-item>
          <text:p text:style-name="P28">החלוקה היא יעילה-פארטו <text:span text:style-name="T32">ביחס לקבוצת</text:span> החלוקות שבהן כל אזרח תורם רק לעמותות שהוא תומך בהן.</text:p>
        </text:list-item>
      </text:list>
      <text:p text:style-name="P19"><text:span text:style-name="T33">א. </text:span>תארו <text:span text:style-name="T33">בפירוט את הקלט והפלט של המערכת: איך נראה מסך-הקלט המוצג לכל אזרח, ומה בדיוק צריך להקליד שם? איך נראה הפלט המוצג לכל אזרח? צרפו ציורי מסכים לדוגמה.</text:span></text:p>
      <text:p text:style-name="P19"><text:span text:style-name="T35">ב</text:span>. <text:span text:style-name="T36">תארו אלגוריתם המקיים את הדרישות. נמקו את בחירתכם. הדגימו את פעולת האלגוריתם על:</text:span></text:p>
      <text:list text:style-name="L3">
        <text:list-item>
          <text:p text:style-name="P29">אזרח א תומך בעמותות <text:span text:style-name="T37">ע,פ ומוכן לתרום 100;</text:span></text:p>
        </text:list-item>
        <text:list-item>
          <text:p text:style-name="P29">אז<text:span text:style-name="T37">רח ב תומך בעמותות פ,צ ומוכן לתרום 200;</text:span></text:p>
        </text:list-item>
        <text:list-item>
          <text:p text:style-name="P30">אזרח ג תומך בעמותות <text:span text:style-name="T38">צ,ק</text:span> ומוכן לתרום 300.</text:p>
        </text:list-item>
      </text:list>
      <text:p text:style-name="P31"/>
      <text:p text:style-name="P21"><text:span text:style-name="T25"/></text:p>
      <text:p text:style-name="P22"><text:span text:style-name="T34">שאלה </text:span><text:span text:style-name="T26">3</text:span><text:span text:style-name="T24">:</text:span><text:span text:style-name="T34"> </text:span><text:span text:style-name="T26">תיכנות – תקציב נאש</text:span></text:p>
      <text:p text:style-name="P34">כתבו פונקציה כללית בפייתון, המוצאת תקציב-נאש ומחשבת את הפירוק שלו. כותרת הפונקציה:</text:p>
      <text:p text:style-name="P33">def Nash_budget(</text:p>
      <text:p text:style-name="P36"><text:span text:style-name="T39"><text:tab/></text:span><text:span text:style-name="T40">total: float, </text:span><text:span text:style-name="T39">subjects: List[str],</text:span></text:p>
      <text:p text:style-name="P33"><text:tab/>preferences:List[List[str])</text:p>
      <text:p text:style-name="P37"><text:span text:style-name="T39">הקלט הוא </text:span><text:span text:style-name="T41">התקציב הכולל, </text:span><text:span text:style-name="T42">רשימת הנושאים</text:span><text:span text:style-name="T39">, <text:s/>וכן רשימת ההעדפות של השחקנים: לכל שחקן i יש רשימה של נושאים שהוא תומך בהם (תת-קבוצה של הרשימה הראשית). </text:span><text:span text:style-name="T40">הפונקציה כותבת </text:span><text:span text:style-name="T43">את הסכום המועבר לכל נושא, ואת הפירוק של התקציב לפי השחקנים. </text:span><text:span text:style-name="T44">לדוגמה:</text:span></text:p>
      <text:p text:style-name="P35">Citizen 0 gives 85 to Security and 15 to Education.</text:p>
      <text:p text:style-name="P34"/>
      <text:p text:style-name="P22"><text:soft-page-break/><text:span text:style-name="T34">שאלה </text:span><text:span text:style-name="T27">4</text:span><text:span text:style-name="T24">:</text:span><text:span text:style-name="T34"> </text:span><text:span text:style-name="T26">תיכנות – תקציב </text:span><text:span text:style-name="T27">אוטיליטרי על תנאי</text:span></text:p>
      <text:p text:style-name="P32">כמו שאלה 3, רק עם האלגוריתם האוטיליטרי-על-תנאי.</text:p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2-28T15:44:06.361000000</dc:date>
    <meta:editing-duration>P11DT23H54M29S</meta:editing-duration>
    <meta:editing-cycles>1466</meta:editing-cycles>
    <meta:document-statistic meta:table-count="0" meta:image-count="0" meta:object-count="0" meta:page-count="3" meta:paragraph-count="40" meta:word-count="604" meta:character-count="3419" meta:non-whitespace-character-count="2848"/>
  </office:meta>
</office:document-meta>
</file>